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иложение «HistEng». Познание исторических фактов России в процессе изучения английского языка</text:title></text:p>
      <text:p text:style-name="OrgTitle"/>
      <text:p text:style-name="OrgSubtitle"><text:initial-creator>Павел Викторович Бушмакин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b87996">1. Целевая аудитория, география и проблематика</text:a></text:p>
          <text:p text:style-name="Contents_20_2"><text:a xlink:type="simple" xlink:href="#org7e92284">1.1. Решение</text:a></text:p>
          <text:p text:style-name="Contents_20_3"><text:a xlink:type="simple" xlink:href="#org6bf452a">1.1.1. Целевая аудитория</text:a></text:p>
          <text:p text:style-name="Contents_20_3"><text:a xlink:type="simple" xlink:href="#org5b7ad70">1.1.2. География проекта</text:a></text:p>
          <text:p text:style-name="Contents_20_3"><text:a xlink:type="simple" xlink:href="#org939206b">1.1.3. Проблематика</text:a></text:p>
          <text:p text:style-name="Contents_20_1"><text:a xlink:type="simple" xlink:href="#org3529906">2. Цель по SMART</text:a></text:p>
          <text:p text:style-name="Contents_20_2"><text:a xlink:type="simple" xlink:href="#org852d2ac">2.1. Решение</text:a></text:p>
          <text:p text:style-name="Contents_20_1"><text:a xlink:type="simple" xlink:href="#org30d67ed">3. Задачи и результаты</text:a></text:p>
          <text:p text:style-name="Contents_20_2"><text:a xlink:type="simple" xlink:href="#orge3fdafb">3.1. Решение</text:a></text:p>
          <text:p text:style-name="Contents_20_1"><text:a xlink:type="simple" xlink:href="#orgf843910">4. <text:span text:style-name="OrgTodo">TODO</text:span> Календарный план</text:a></text:p>
          <text:p text:style-name="Contents_20_2"><text:a xlink:type="simple" xlink:href="#orgd49a12a">4.1. Решение</text:a></text:p>
          <text:p text:style-name="Contents_20_1"><text:a xlink:type="simple" xlink:href="#orgd821ffe">5. Команда</text:a></text:p>
          <text:p text:style-name="Contents_20_2"><text:a xlink:type="simple" xlink:href="#org0c28f23">5.1. Решение</text:a></text:p>
          <text:p text:style-name="Contents_20_1"><text:a xlink:type="simple" xlink:href="#org8d7796c">6. Медиа</text:a></text:p>
          <text:p text:style-name="Contents_20_2"><text:a xlink:type="simple" xlink:href="#org0a50393">6.1. Решение</text:a></text:p>
        </text:index-body>
      </text:table-of-content>
      <text:p text:style-name="Text_20_body">Мероприятие: Мастерская по упаковке проектов ВФК 2022
</text:p>
      <text:p text:style-name="Text_20_body">Куратор: Вероника Потапова
</text:p>
      <text:h text:style-name="Heading_20_1" text:outline-level="1" text:is-list-header="false">
<text:bookmark-start text:name="OrgXref.ID-6E42CA7C-D8B3-4BCB-8853-EF21A61035F7"/>
<text:bookmark text:name="ID-6E42CA7C-D8B3-4BCB-8853-EF21A61035F7"/>
<text:bookmark-end text:name="OrgXref.ID-6E42CA7C-D8B3-4BCB-8853-EF21A61035F7"/>
<text:bookmark-start text:name="OrgXref.org4b87996"/>
<text:bookmark text:name="org4b87996"/>Целевая аудитория, география и проблематика
<text:bookmark-end text:name="OrgXref.org4b87996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1-ta-geo-issue.pdf">https://github.com/pavelXbushmakin/histeng/raw/master/docs/tasks/01-ta-geo-issue.pdf</text:a>
</text:p>
        </text:list-item>
      </text:list>
      <text:p text:style-name="Text_20_body">Сделать:  
</text:p>
      <text:list text:style-name="OrgBulletedList" text:continue-numbering="false">
        <text:list-item>
          <text:p text:style-name="Text_20_body">Описать свою целевую аудиторию, которую вы выбираете для работы
</text:p>
        </text:list-item>
        <text:list-item>
          <text:p text:style-name="Text_20_body">Описать географию проекта
</text:p>
        </text:list-item>
        <text:list-item>
          <text:p text:style-name="Text_20_body">Описать проблематику (не менее половины листа формата A4)
</text:p>
        </text:list-item>
      </text:list>
      <text:h text:style-name="Heading_20_2" text:outline-level="2" text:is-list-header="false">
<text:bookmark-start text:name="OrgXref.ID-86462638-00EE-4D41-B374-EC524629A93C"/>
<text:bookmark text:name="ID-86462638-00EE-4D41-B374-EC524629A93C"/>
<text:bookmark-end text:name="OrgXref.ID-86462638-00EE-4D41-B374-EC524629A93C"/>
<text:bookmark-start text:name="OrgXref.org7e92284"/>
<text:bookmark text:name="org7e92284"/>Решение
<text:bookmark-end text:name="OrgXref.org7e92284"/></text:h>
      <text:h text:style-name="Heading_20_3" text:outline-level="3" text:is-list-header="false">
<text:bookmark-start text:name="OrgXref.ID-4045E350-5BAA-42E1-BD99-C28457809CC4"/>
<text:bookmark text:name="ID-4045E350-5BAA-42E1-BD99-C28457809CC4"/>
<text:bookmark-end text:name="OrgXref.ID-4045E350-5BAA-42E1-BD99-C28457809CC4"/>
<text:bookmark-start text:name="OrgXref.org6bf452a"/>
<text:bookmark text:name="org6bf452a"/>Целевая аудитория
<text:bookmark-end text:name="OrgXref.org6bf452a"/></text:h>
      <text:p text:style-name="Text_20_body">Граждане России, возрастом 16-35 лет, изучающие английский язык для
общения, обучения и/или труда за рубежом, профессиональной
деятельности на территории России.
</text:p>
      <text:p text:style-name="Text_20_body">Отдельной группой самозахватываются дети, 8-18 лет, изучающие язык вне школьной программы
</text:p>
      <text:h text:style-name="Heading_20_3" text:outline-level="3" text:is-list-header="false">
<text:bookmark-start text:name="OrgXref.ID-B7DE3568-6862-4192-8F15-3179B497C132"/>
<text:bookmark text:name="ID-B7DE3568-6862-4192-8F15-3179B497C132"/>
<text:bookmark-end text:name="OrgXref.ID-B7DE3568-6862-4192-8F15-3179B497C132"/>
<text:bookmark-start text:name="OrgXref.org5b7ad70"/>
<text:bookmark text:name="org5b7ad70"/>География проекта
<text:bookmark-end text:name="OrgXref.org5b7ad70"/></text:h>
      <text:p text:style-name="Text_20_body">Вся Россия, ввиду интернет-направленности
</text:p>
      <text:h text:style-name="Heading_20_3" text:outline-level="3" text:is-list-header="false">
<text:bookmark-start text:name="OrgXref.ID-E853DBF1-33EC-4999-8E1E-E9FF4301408A"/>
<text:bookmark text:name="ID-E853DBF1-33EC-4999-8E1E-E9FF4301408A"/>
<text:bookmark-end text:name="OrgXref.ID-E853DBF1-33EC-4999-8E1E-E9FF4301408A"/>
<text:bookmark-start text:name="OrgXref.org939206b"/>
<text:bookmark text:name="org939206b"/>Проблематика
<text:bookmark-end text:name="OrgXref.org939206b"/></text:h>
      <text:p text:style-name="Text_20_body">Английский язык – самый популярный язык международного общения в
мире. Это язык науки и технологий, предоставляющий гигантский пласт
знаний, доступ к которому необходим любому высококвалифицированному
специалисту для принятия решений соответствующих современности.
</text:p>
      <text:list text:style-name="OrgNumberedList" text:continue-numbering="false">
        <text:list-item>
          <text:p text:style-name="Text_20_body">
<text:bookmark-start text:name="OrgXref.ID-FEBA3E35-DC49-4819-A5D1-8F6CC0EE2ECB"/>
<text:bookmark text:name="ID-FEBA3E35-DC49-4819-A5D1-8F6CC0EE2ECB"/>
<text:bookmark-end text:name="OrgXref.ID-FEBA3E35-DC49-4819-A5D1-8F6CC0EE2ECB"/>
<text:bookmark-start text:name="OrgXref.org3e609d0"/>
<text:bookmark text:name="org3e609d0"/>Влияние на умы посредством бесплатных сервисов
<text:bookmark-end text:name="OrgXref.org3e609d0"/></text:p>
          <text:p text:style-name="Text_20_body">Сейчас стали довольно популярны различные бесплатные сервисы, которые
дают возможность используя свой смартфон получить неплохие навыки
выражения мыслей и чтения на английском языке. При этом они находятся
вне правового поля России, так как не имеют официальных
представительств на территории России. И имеют возможность мягкого
влияния на умы через множественное повторения заданий и содержащейся в
них информации. Как сказал один из главных основоположников
пропаганды: «Ложь, повторенная тысячу раз, становиться правдой»
</text:p>
          <text:p text:style-name="Text_20_body">Как пример: самое популярное приложение «Duolingo», где посредством
выполнения заданий c присутствием явных представителей LGBT, идет
тонкая пропаганда среди детей к вступлению в «Лигу сексуальных
извращений». Продвижение LGBT повестки прямо заявлено в блоге этой
компании:(<text:a xlink:type="simple" xlink:href="https://blog.duolingo.com/lgbtq-representation-in-duolingo-stories-and-characters/">https://blog.duolingo.com/lgbtq-representation-in-duolingo-stories-and-characters/</text:a>).
Среди русскоязычных пользователей есть редкие, но все же возмущенные
подобным:
</text:p>
          <text:list text:style-name="OrgBulletedList" text:continue-numbering="false">
            <text:list-item>
              <text:p text:style-name="Text_20_body"><text:a xlink:type="simple" xlink:href="https://zen.yandex.ru/media/krokoziabra/chto-menia-udivilo-v-prilojenii-duolingo--nalichie-nekotoryh-netradicionnyh-i-osujdaemyh-mnogimi-momentov-60d0d91a598aa70bd4b9cdf9">https://zen.yandex.ru/media/krokoziabra/chto-menia-udivilo-v-prilojenii-duolingo--nalichie-nekotoryh-netradicionnyh-i-osujdaemyh-mnogimi-momentov-60d0d91a598aa70bd4b9cdf9</text:a>
</text:p>
            </text:list-item>
            <text:list-item>
              <text:p text:style-name="Text_20_body"><text:a xlink:type="simple" xlink:href="https://zen.yandex.ru/media/young_tutor/3-prichiny-po-kotorym-vam-mojet-ne-ponravitsia-platforma-dlia-izucheniia-iazykov-duolingo-60e77b2f12d3b87671de0a91">https://zen.yandex.ru/media/young_tutor/3-prichiny-po-kotorym-vam-mojet-ne-ponravitsia-platforma-dlia-izucheniia-iazykov-duolingo-60e77b2f12d3b87671de0a91</text:a>
</text:p>
            </text:list-item>
          </text:list>
          <text:p text:style-name="Text_20_body">Так же в этом приложении имеются примеры демонстрирующие неумеренное потребление алкоголя и табака.
</text:p>
        </text:list-item>
        <text:list-item>
          <text:p text:style-name="Text_20_body">
<text:bookmark-start text:name="OrgXref.ID-864C5541-65C8-41F9-9172-CE827B0E1C16"/>
<text:bookmark text:name="ID-864C5541-65C8-41F9-9172-CE827B0E1C16"/>
<text:bookmark-end text:name="OrgXref.ID-864C5541-65C8-41F9-9172-CE827B0E1C16"/>
<text:bookmark-start text:name="OrgXref.org229d65c"/>
<text:bookmark text:name="org229d65c"/>Слабые исторические знания населения
<text:bookmark-end text:name="OrgXref.org229d65c"/></text:p>
          <text:p text:style-name="Text_20_body">Множество русскоязычных знают только негативные факты о России, её
истории как прошлых периодов, так и новейшей. В подавляющем
большинстве случаев это сведения получаемые от «оппозиции»,
иностранных агентов и других элементов пытающихся дестабилизировать
обстановку и демотивировать людей от созидательной деятельности.
</text:p>
          <text:p text:style-name="Text_20_body">Также имеются те, кто относиться равнодушно к истории и сбрасывает её
за борт своего кругозора не видя практической применимости данной
информации. Недооценивая её влияние на настоящее и будущее. Начиная от
элементарного соотношения исторических деятелей и их влияния, до
изучения причинно-следственных связей повлекших за собой принятие
данного решении.
</text:p>
          <text:p text:style-name="Text_20_body">Из вышеназванных представителей имеются недюжинные умы, которые идут
на борьбу с системой, растрачивая свой созидательный потенциал. Либо
предпринимают действия чтобы «свалить из Рашки», тем самым создавая в
стране кадровый голод. И множество из них изучали или изучают
английский язык. Это особенно ярко проявилось в оттоке IT-специалистов
после начала спецоперации.
</text:p>
        </text:list-item>
      </text:list>
      <text:h text:style-name="Heading_20_1" text:outline-level="1" text:is-list-header="false">
<text:bookmark-start text:name="OrgXref.ID-8D48E93B-2A31-44DB-A8D2-E733AE7C79B9"/>
<text:bookmark text:name="ID-8D48E93B-2A31-44DB-A8D2-E733AE7C79B9"/>
<text:bookmark-end text:name="OrgXref.ID-8D48E93B-2A31-44DB-A8D2-E733AE7C79B9"/>
<text:bookmark-start text:name="OrgXref.org3529906"/>
<text:bookmark text:name="org3529906"/>Цель по SMART
<text:bookmark-end text:name="OrgXref.org3529906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2-target.pdf">https://github.com/pavelXbushmakin/histeng/raw/master/docs/tasks/02-target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Сформулировать цель проекта по SMART
</text:p>
        </text:list-item>
      </text:list>
      <text:h text:style-name="Heading_20_2" text:outline-level="2" text:is-list-header="false">
<text:bookmark-start text:name="OrgXref.ID-899AF5C6-0E7A-4CE9-8187-40BAE1B60265"/>
<text:bookmark text:name="ID-899AF5C6-0E7A-4CE9-8187-40BAE1B60265"/>
<text:bookmark-end text:name="OrgXref.ID-899AF5C6-0E7A-4CE9-8187-40BAE1B60265"/>
<text:bookmark-start text:name="OrgXref.org852d2ac"/>
<text:bookmark text:name="org852d2ac"/>Решение
<text:bookmark-end text:name="OrgXref.org852d2ac"/></text:h>
      <text:p text:style-name="Text_20_body">Ознакомление с историческими фактами России, необходимыми для
понимания исторических процессов современности и прошлого среди
русскоязычных всего мира изучающих английский язык в возрасте от 8 до
35 лет, посредством создания образовательного приложения, где в
примерах для перевода используются исторические факты, до 1 марта 2023
и получить 5000 регистраций(установок) до 1 октября 2023 года
</text:p>
      <text:p text:style-name="Text_20_body">(гранты, полученные на форуме “Ладога”, должны быть реализованы по
рекомендации с ноября 2022 по октябрь 2023)
</text:p>
      <text:h text:style-name="Heading_20_1" text:outline-level="1" text:is-list-header="false">
<text:bookmark-start text:name="OrgXref.ID-14E43714-7760-4FC9-A6FB-314694F43DF3"/>
<text:bookmark text:name="ID-14E43714-7760-4FC9-A6FB-314694F43DF3"/>
<text:bookmark-end text:name="OrgXref.ID-14E43714-7760-4FC9-A6FB-314694F43DF3"/>
<text:bookmark-start text:name="OrgXref.org30d67ed"/>
<text:bookmark text:name="org30d67ed"/>Задачи и результаты
<text:bookmark-end text:name="OrgXref.org30d67ed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3-tasks.pdf">https://github.com/pavelXbushmakin/histeng/raw/master/docs/tasks/03-tasks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Задачи проекта
</text:p>
        </text:list-item>
        <text:list-item>
          <text:p text:style-name="Text_20_body">Результаты проекта
</text:p>
        </text:list-item>
      </text:list>
      <text:h text:style-name="Heading_20_2" text:outline-level="2" text:is-list-header="false">
<text:bookmark-start text:name="OrgXref.ID-5967B084-9940-4006-9521-2503743DD563"/>
<text:bookmark text:name="ID-5967B084-9940-4006-9521-2503743DD563"/>
<text:bookmark-end text:name="OrgXref.ID-5967B084-9940-4006-9521-2503743DD563"/>
<text:bookmark-start text:name="OrgXref.orge3fdafb"/>
<text:bookmark text:name="orge3fdafb"/>Решение
<text:bookmark-end text:name="OrgXref.orge3fdafb"/></text:h>
      <text:p text:style-name="Text_20_body">Задачи:
</text:p>
      <text:list text:style-name="OrgNumberedList" text:continue-numbering="false">
        <text:list-item>
          <text:p text:style-name="Text_20_body">Создание протопипа приложения
</text:p>
        </text:list-item>
        <text:list-item>
          <text:p text:style-name="Text_20_body">Поиск персонала
</text:p>
        </text:list-item>
        <text:list-item>
          <text:p text:style-name="Text_20_body">Регистрация ООО и закупка оборудования
</text:p>
        </text:list-item>
        <text:list-item>
          <text:p text:style-name="Text_20_body">Наполнение базовым контентом
</text:p>
        </text:list-item>
        <text:list-item>
          <text:p text:style-name="Text_20_body">Доработка и публикация приложения
</text:p>
        </text:list-item>
        <text:list-item>
          <text:p text:style-name="Text_20_body">Запуск сетевой инфраструктуры
</text:p>
        </text:list-item>
        <text:list-item>
          <text:p text:style-name="Text_20_body">Продвижение приложения в интернет
</text:p>
        </text:list-item>
      </text:list>
      <text:p text:style-name="Text_20_body">Результаты:
</text:p>
      <text:list text:style-name="OrgNumberedList" text:continue-numbering="false">
        <text:list-item>
          <text:p text:style-name="Text_20_body">Создано и опубликовано наполненное контентом полнофункциональное приложение
(способ потверждения: ссылки на сторы)
</text:p>
        </text:list-item>
        <text:list-item>
          <text:p text:style-name="Text_20_body">Установлено не менее чем 5000 человек в возрасте от 8 до 35 лет
(способ потверждения: публичная статистика сторов приложений, внутренняя статистика)
</text:p>
        </text:list-item>
      </text:list>
      <text:h text:style-name="Heading_20_1" text:outline-level="1" text:is-list-header="false">
<text:bookmark-start text:name="OrgXref.ID-A2DAB226-98E2-47ED-AAFF-008B82F5B499"/>
<text:bookmark text:name="ID-A2DAB226-98E2-47ED-AAFF-008B82F5B499"/>
<text:bookmark-end text:name="OrgXref.ID-A2DAB226-98E2-47ED-AAFF-008B82F5B499"/>
<text:bookmark-start text:name="OrgXref.orgf843910"/>
<text:bookmark text:name="orgf843910"/><text:span text:style-name="OrgTodo">TODO</text:span> Календарный план
<text:bookmark-end text:name="OrgXref.orgf843910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4-calendar.pdf">https://github.com/pavelXbushmakin/histeng/raw/master/docs/tasks/04-calendar.pdf</text:a>
</text:p>
        </text:list-item>
      </text:list>
      <text:p text:style-name="Text_20_body">Сделать:
</text:p>
      <text:list text:style-name="OrgBulletedList" text:continue-numbering="false">
        <text:list-item>
          <text:p text:style-name="Text_20_body">Результаты
</text:p>
        </text:list-item>
        <text:list-item>
          <text:p text:style-name="Text_20_body">Сроки
</text:p>
        </text:list-item>
      </text:list>
      <text:h text:style-name="Heading_20_2" text:outline-level="2" text:is-list-header="false">
<text:bookmark-start text:name="OrgXref.ID-8EB8B3D7-B2C4-4D75-823F-3958CFB8C811"/>
<text:bookmark text:name="ID-8EB8B3D7-B2C4-4D75-823F-3958CFB8C811"/>
<text:bookmark-end text:name="OrgXref.ID-8EB8B3D7-B2C4-4D75-823F-3958CFB8C811"/>
<text:bookmark-start text:name="OrgXref.orgd49a12a"/>
<text:bookmark text:name="orgd49a12a"/>Решение
<text:bookmark-end text:name="OrgXref.orgd49a12a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№ п/п</text:p>
              </table:table-cell>
              <table:table-cell table:style-name="OrgTblCellT">
                <text:p text:style-name="OrgTableContentsLeft">Задача</text:p>
              </table:table-cell>
              <table:table-cell table:style-name="OrgTblCellT">
                <text:p text:style-name="OrgTableContentsLeft">Мероприятие (его содержание и место проведения)</text:p>
              </table:table-cell>
              <table:table-cell table:style-name="OrgTblCellT">
                <text:p text:style-name="OrgTableContentsLeft">Ответственный</text:p>
              </table:table-cell>
              <table:table-cell table:style-name="OrgTblCellT">
                <text:p text:style-name="OrgTableContentsLeft">Ожидаемый результат (количественный)</text:p>
              </table:table-cell>
              <table:table-cell table:style-name="OrgTblCellT">
                <text:p text:style-name="OrgTableContentsRight">Дата начала мероприятия (мм.гг)</text:p>
              </table:table-cell>
              <table:table-cell table:style-name="OrgTblCellT">
                <text:p text:style-name="OrgTableContentsRight">Дата окончания мероприятия (мм.гг)</text:p>
              </table:table-cell>
            </table:table-row>
            <table:table-row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Создание прототипа приложения</text:p>
              </table:table-cell>
              <table:table-cell table:style-name="OrgTblCell">
                <text:p text:style-name="OrgTableContentsLeft">Написание кода самого приложения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>Приложение</text:p>
              </table:table-cell>
              <table:table-cell table:style-name="OrgTblCell">
                <text:p text:style-name="OrgTableContentsRight">11.2022</text:p>
              </table:table-cell>
              <table:table-cell table:style-name="OrgTblCell">
                <text:p text:style-name="OrgTableContentsRight">01.2023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Написание серверного кода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>Сервис</text:p>
              </table:table-cell>
              <table:table-cell table:style-name="OrgTblCell">
                <text:p text:style-name="OrgTableContentsRight">11.2022</text:p>
              </table:table-cell>
              <table:table-cell table:style-name="OrgTblCell">
                <text:p text:style-name="OrgTableContentsRight">01.2023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Поиск персонала</text:p>
              </table:table-cell>
              <table:table-cell table:style-name="OrgTblCell">
                <text:p text:style-name="OrgTableContentsLeft">Размещение объявлений на hr-сайтах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>Размещено не менее 20 объявлений о поиске персонала</text:p>
              </table:table-cell>
              <table:table-cell table:style-name="OrgTblCell">
                <text:p text:style-name="OrgTableContentsRight">11.2022</text:p>
              </table:table-cell>
              <table:table-cell table:style-name="OrgTblCell">
                <text:p text:style-name="OrgTableContentsRight">01.2023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Проведение собеседований и заключение предварительных договоров, при необходимости направление на дообучение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>Проведено не менее 60 собеседований</text:p>
              </table:table-cell>
              <table:table-cell table:style-name="OrgTblCell">
                <text:p text:style-name="OrgTableContentsRight">11.2022</text:p>
              </table:table-cell>
              <table:table-cell table:style-name="OrgTblCell">
                <text:p text:style-name="OrgTableContentsRight">01.2023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Регистрация ООО и закупка оборудования</text:p>
              </table:table-cell>
              <table:table-cell table:style-name="OrgTblCell">
                <text:p text:style-name="OrgTableContentsLeft">Регистрация ООО в налоговой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Снятие офиса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Закупка оборудования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Поиск персонала</text:p>
              </table:table-cell>
              <table:table-cell table:style-name="OrgTblCell">
                <text:p text:style-name="OrgTableContentsLeft">Заключение трудовых договоров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Наполнение базовым контентом</text:p>
              </table:table-cell>
              <table:table-cell table:style-name="OrgTblCell">
                <text:p text:style-name="OrgTableContentsLeft">Написание текстов заданий и ответов для проверки</text:p>
              </table:table-cell>
              <table:table-cell table:style-name="OrgTblCell">
                <text:p text:style-name="OrgTableContentsLeft">Копирайт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Дополнение заданий иллюстрациями (рисунками, картинками) для заданий</text:p>
              </table:table-cell>
              <table:table-cell table:style-name="OrgTblCell">
                <text:p text:style-name="OrgTableContentsLeft">Копирайт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Создание значков достижений</text:p>
              </table:table-cell>
              <table:table-cell table:style-name="OrgTblCell">
                <text:p text:style-name="OrgTableContentsLeft">Дизайн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Доработка и публикация приложения</text:p>
              </table:table-cell>
              <table:table-cell table:style-name="OrgTblCell">
                <text:p text:style-name="OrgTableContentsLeft">Разработка дизайна приложения</text:p>
              </table:table-cell>
              <table:table-cell table:style-name="OrgTblCell">
                <text:p text:style-name="OrgTableContentsLeft">Дизайн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Верстка дизайна приложения</text:p>
              </table:table-cell>
              <table:table-cell table:style-name="OrgTblCell">
                <text:p text:style-name="OrgTableContentsLeft">Фронтенд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Доработка функционала приложения</text:p>
              </table:table-cell>
              <table:table-cell table:style-name="OrgTblCell">
                <text:p text:style-name="OrgTableContentsLeft">Фронтенд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Доработка сервисов для приложения</text:p>
              </table:table-cell>
              <table:table-cell table:style-name="OrgTblCell">
                <text:p text:style-name="OrgTableContentsLeft">Бэкенд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Запуск сетевой инфраструктуры</text:p>
              </table:table-cell>
              <table:table-cell table:style-name="OrgTblCell">
                <text:p text:style-name="OrgTableContentsLeft">Аренда серверов</text:p>
              </table:table-cell>
              <table:table-cell table:style-name="OrgTblCell">
                <text:p text:style-name="OrgTableContentsLeft">Руководитель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Разворачивание базы данных и кода сервисов</text:p>
              </table:table-cell>
              <table:table-cell table:style-name="OrgTblCell">
                <text:p text:style-name="OrgTableContentsLeft">Бэкенд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Доработка и публикация приложения</text:p>
              </table:table-cell>
              <table:table-cell table:style-name="OrgTblCell">
                <text:p text:style-name="OrgTableContentsLeft">Публикация приложения в сторах</text:p>
              </table:table-cell>
              <table:table-cell table:style-name="OrgTblCell">
                <text:p text:style-name="OrgTableContentsLeft">Фронтенд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Продвижение приложения</text:p>
              </table:table-cell>
              <table:table-cell table:style-name="OrgTblCell">
                <text:p text:style-name="OrgTableContentsLeft">Написание статей на habr, vc</text:p>
              </table:table-cell>
              <table:table-cell table:style-name="OrgTblCell">
                <text:p text:style-name="OrgTableContentsLeft">Копирайт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">
                <text:p text:style-name="OrgTableContentsRight">20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Направление в школы рекомендаций и получение обратной связи</text:p>
              </table:table-cell>
              <table:table-cell table:style-name="OrgTblCell">
                <text:p text:style-name="OrgTableContentsLeft">Копирайтер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/>
              </table:table-cell>
              <table:table-cell table:style-name="OrgTblCell">
                <text:p text:style-name="OrgTableContentsRight"/>
              </table:table-cell>
            </table:table-row>
            <table:table-row>
              <table:table-cell table:style-name="OrgTblCellB">
                <text:p text:style-name="OrgTableContentsRight">21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Размещение контекстной рекламы</text:p>
              </table:table-cell>
              <table:table-cell table:style-name="OrgTblCellB">
                <text:p text:style-name="OrgTableContentsLeft">Копирайтер и дизайнер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Righ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ID-6572F406-35D4-4341-854C-200C7424600A"/>
<text:bookmark text:name="ID-6572F406-35D4-4341-854C-200C7424600A"/>
<text:bookmark-end text:name="OrgXref.ID-6572F406-35D4-4341-854C-200C7424600A"/>
<text:bookmark-start text:name="OrgXref.orgd821ffe"/>
<text:bookmark text:name="orgd821ffe"/>Команда
<text:bookmark-end text:name="OrgXref.orgd821ffe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5-team.pdf">https://github.com/pavelXbushmakin/histeng/raw/master/docs/tasks/05-team.pdf</text:a>
</text:p>
        </text:list-item>
        <text:list-item>
          <text:p text:style-name="Text_20_body"><text:a xlink:type="simple" xlink:href="https://github.com/pavelXbushmakin/histeng/raw/master/docs/tasks/05t-team-parthers.docx">https://github.com/pavelXbushmakin/histeng/raw/master/docs/tasks/05t-team-parthers.docx</text:a>
</text:p>
        </text:list-item>
      </text:list>
      <text:h text:style-name="Heading_20_2" text:outline-level="2" text:is-list-header="false">
<text:bookmark-start text:name="OrgXref.ID-1EAEE388-54DA-44E9-BCDA-800435BB6D93"/>
<text:bookmark text:name="ID-1EAEE388-54DA-44E9-BCDA-800435BB6D93"/>
<text:bookmark-end text:name="OrgXref.ID-1EAEE388-54DA-44E9-BCDA-800435BB6D93"/>
<text:bookmark-start text:name="OrgXref.org0c28f23"/>
<text:bookmark text:name="org0c28f23"/>Решение
<text:bookmark-end text:name="OrgXref.org0c28f23"/></text:h>
      <text:h text:style-name="Heading_20_1" text:outline-level="1" text:is-list-header="false">
<text:bookmark-start text:name="OrgXref.ID-4993ABA4-9AAF-4350-AFA2-31697C8DD303"/>
<text:bookmark text:name="ID-4993ABA4-9AAF-4350-AFA2-31697C8DD303"/>
<text:bookmark-end text:name="OrgXref.ID-4993ABA4-9AAF-4350-AFA2-31697C8DD303"/>
<text:bookmark-start text:name="OrgXref.org8d7796c"/>
<text:bookmark text:name="org8d7796c"/>Медиа
<text:bookmark-end text:name="OrgXref.org8d7796c"/></text:h>
      <text:p text:style-name="Text_20_body">Материалы:
</text:p>
      <text:list text:style-name="OrgBulletedList" text:continue-numbering="false">
        <text:list-item>
          <text:p text:style-name="Text_20_body"><text:a xlink:type="simple" xlink:href="https://github.com/pavelXbushmakin/histeng/raw/master/docs/tasks/06-media.pdf">https://github.com/pavelXbushmakin/histeng/raw/master/docs/tasks/06-media.pdf</text:a>
</text:p>
        </text:list-item>
      </text:list>
      <text:h text:style-name="Heading_20_2" text:outline-level="2" text:is-list-header="false">
<text:bookmark-start text:name="OrgXref.ID-6A6A5540-0DC8-4074-AF77-8FB9080C50A8"/>
<text:bookmark text:name="ID-6A6A5540-0DC8-4074-AF77-8FB9080C50A8"/>
<text:bookmark-end text:name="OrgXref.ID-6A6A5540-0DC8-4074-AF77-8FB9080C50A8"/>
<text:bookmark-start text:name="OrgXref.org0a50393"/>
<text:bookmark text:name="org0a50393"/>Решение
<text:bookmark-end text:name="OrgXref.org0a50393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вел Викторович Бушмакин</dc:creator>
    <meta:initial-creator>Павел Викторович Бушмакин</meta:initial-creator>
    <dc:date>2022-06-11T23:03:39</dc:date>
    <meta:creation-date>2022-06-11T23:03:39</meta:creation-date>
    <meta:generator>Emacs 28.1 (Org mode 9.5.2)</meta:generator>
    <meta:keyword/>
    <dc:subject/>
    <dc:title>Приложение «HistEng». Познание исторических фактов России в процессе изучения английского языка</dc:title>
  </office:meta>
</office:document-meta>
</file>